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bb211"/>
    </style:style>
    <style:style style:name="P2" style:family="paragraph" style:parent-style-name="Standard">
      <style:paragraph-properties fo:text-align="start" style:justify-single-word="false"/>
      <style:text-properties officeooo:paragraph-rsid="001bb211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bb211"/>
    </style:style>
    <style:style style:name="P4" style:family="paragraph" style:parent-style-name="Standard">
      <style:paragraph-properties fo:text-align="start" style:justify-single-word="false"/>
      <style:text-properties officeooo:paragraph-rsid="001d2194"/>
    </style:style>
    <style:style style:name="P5" style:family="paragraph" style:parent-style-name="Standard">
      <style:paragraph-properties fo:text-align="start" style:justify-single-word="false"/>
      <style:text-properties officeooo:paragraph-rsid="001bb211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1c521d" officeooo:paragraph-rsid="001d2194"/>
    </style:style>
    <style:style style:name="P7" style:family="paragraph" style:parent-style-name="Standard">
      <style:paragraph-properties fo:text-align="center" style:justify-single-word="false"/>
      <style:text-properties officeooo:paragraph-rsid="001d2194"/>
    </style:style>
    <style:style style:name="P8" style:family="paragraph" style:parent-style-name="Standard">
      <style:paragraph-properties fo:text-align="center" style:justify-single-word="false"/>
      <style:text-properties officeooo:paragraph-rsid="001bb211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0e3325" officeooo:paragraph-rsid="001d2194"/>
    </style:style>
    <style:style style:name="P10" style:family="paragraph" style:parent-style-name="Standard">
      <style:paragraph-properties fo:text-align="start" style:justify-single-word="false"/>
      <style:text-properties officeooo:rsid="000e3325" officeooo:paragraph-rsid="001d2194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0ef9dd" officeooo:paragraph-rsid="001d2194"/>
    </style:style>
    <style:style style:name="P12" style:family="paragraph" style:parent-style-name="Standard">
      <style:paragraph-properties fo:text-align="start" style:justify-single-word="false"/>
      <style:text-properties officeooo:rsid="000ef9dd" officeooo:paragraph-rsid="001d2194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0d1916" officeooo:paragraph-rsid="001d2194"/>
    </style:style>
    <style:style style:name="P14" style:family="paragraph" style:parent-style-name="Standard">
      <style:paragraph-properties fo:text-align="start" style:justify-single-word="false"/>
      <style:text-properties officeooo:rsid="000d1916" officeooo:paragraph-rsid="001d2194"/>
    </style:style>
    <style:style style:name="P15" style:family="paragraph" style:parent-style-name="Standard" style:list-style-name="L2">
      <style:paragraph-properties fo:text-align="start" style:justify-single-word="false"/>
      <style:text-properties officeooo:rsid="0011f92a" officeooo:paragraph-rsid="001d2194"/>
    </style:style>
    <style:style style:name="P16" style:family="paragraph" style:parent-style-name="Standard">
      <style:paragraph-properties fo:text-align="start" style:justify-single-word="false"/>
      <style:text-properties officeooo:rsid="0011f92a" officeooo:paragraph-rsid="001d2194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13bd2d" officeooo:paragraph-rsid="001d2194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1701ce" officeooo:paragraph-rsid="001d2194"/>
    </style:style>
    <style:style style:name="P19" style:family="paragraph" style:parent-style-name="Standard">
      <style:paragraph-properties fo:text-align="start" style:justify-single-word="false"/>
      <style:text-properties officeooo:rsid="001701ce" officeooo:paragraph-rsid="001d2194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1bb5ca" officeooo:paragraph-rsid="001d2194"/>
    </style:style>
    <style:style style:name="P21" style:family="paragraph" style:parent-style-name="Standard">
      <style:paragraph-properties fo:text-align="start" style:justify-single-word="false"/>
      <style:text-properties officeooo:rsid="001bb5ca" officeooo:paragraph-rsid="001d2194"/>
    </style:style>
    <style:style style:name="T1" style:family="text">
      <style:text-properties officeooo:rsid="001bb211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bb211"/>
    </style:style>
    <style:style style:name="T4" style:family="text">
      <style:text-properties officeooo:rsid="000d1916"/>
    </style:style>
    <style:style style:name="T5" style:family="text">
      <style:text-properties officeooo:rsid="00154a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10.02" style:data-style-name="N0">10.02</text:variable-set>: Doppler Effect</text:p>
      <text:p text:style-name="P1"/>
      <text:list xml:id="list4842212923873508791" text:style-name="L1">
        <text:list-item>
          <text:p text:style-name="P3">A Train travels at 40 m/s as it moves toward a train station. <text:s/>It blows its horn, which has a frequency of 620 Hz. <text:s/>A person sitting in a chair inside the train station hears the horn.</text:p>
          <text:list>
            <text:list-item>
              <text:p text:style-name="P3">What is the frequency heard by the person sitting in the train station?</text:p>
            </text:list-item>
          </text:list>
        </text:list-item>
      </text:list>
      <text:p text:style-name="P2"/>
      <text:p text:style-name="P2"/>
      <text:p text:style-name="P2"/>
      <text:list xml:id="list72543934105054" text:continue-numbering="true" text:style-name="L1">
        <text:list-item>
          <text:list>
            <text:list-item>
              <text:p text:style-name="P3">The train passes the station. <text:s/>What is the frequency that is heard by the person sitting in the station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2545483515198" text:continue-numbering="true" text:style-name="L1">
        <text:list-item>
          <text:p text:style-name="P3">A bank robber is being chased by the police. <text:s/>The police siren is 1000 Hz. <text:s/>The police drive at a speed of 25 m/s. <text:s/>The bank robber drives at a speed of 20 m/s. <text:s/>What is the frequency that the robber hear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2545546641676" text:continue-numbering="true" text:style-name="L1">
        <text:list-item>
          <text:p text:style-name="P3">A bat uses its 22,000 Hz ultrasound to find its next meal. <text:s/>A mosquito is flying away from the bat at a speed of 7 m/s. <text:s/>The Bat files toward the mosquito at a speed of 2 m/s. <text:s/>What is the frequency that the mosquito hear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545108541808" text:continue-numbering="true" text:style-name="L1">
        <text:list-item>
          <text:p text:style-name="P3"><text:s/>A submarine is using its sonar that has a frequency of 850 Hz. <text:s/>It travels eastward at 22 m/s. <text:s/>A shark is swimming toward the submarine, westward, at 4 m/s. <text:s/>The speed of sound in water is 1,484 m/s. <text:s/>What is the frequency that the shark hear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544885842165" text:continue-numbering="true" text:style-name="L1">
        <text:list-item>
          <text:p text:style-name="P3"><text:soft-page-break/>A fighter jet travels at the speed of sound (343 m/s) toward a person standing on the ground below. </text:p>
          <text:list>
            <text:list-item>
              <text:p text:style-name="P3">What does the <text:s/>person on the ground hea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2544275947621" text:continue-numbering="true" text:style-name="L1">
        <text:list-item>
          <text:list>
            <text:list-item>
              <text:p text:style-name="P3">Explain your answer.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2545505900336" text:continue-numbering="true" text:style-name="L1">
        <text:list-item>
          <text:p text:style-name="P3">A firetruck responds to an emergency call. <text:s/>The truck's siren has a frequency of 650 Hz. <text:s/>The people waiting outside of the building hear a frequency of 700 Hz. <text:s/>How fast does the fire truck approac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545758930956" text:continue-numbering="true" text:style-name="L1">
        <text:list-item>
          <text:p text:style-name="P3">The Cassini spacecraft left earth at a speed of 2.5 x 10<text:span text:style-name="T2">4</text:span> m/s. <text:s/>Its transmitter was set to transmit at a frequency of 2.24 x 10<text:span text:style-name="T2">8</text:span> Hz. <text:s/>If the speed of light is 3 x 10<text:span text:style-name="T2">8</text:span> m/s, what frequency should you tune your receiver to in order to hear the Cassini spacecraft's transmissions? <text:s/>(assume that you are not moving)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544207519417" text:continue-numbering="true" text:style-name="L1">
        <text:list-item>
          <text:p text:style-name="P3">Red light has a frequency of 4 x 10<text:span text:style-name="T2">14</text:span> Hz. <text:s/>Green light has a frequency of 5.5 x 10<text:span text:style-name="T2">14</text:span> Hz. <text:s/>The speed of light is 3 x 10<text:span text:style-name="T2">8</text:span> m/s. <text:s/>A police officer pulls you over for going through a red light. <text:s/>You try to explain to him that because of Doppler shift, the light appeared green to you. <text:s/></text:p>
          <text:list>
            <text:list-item>
              <text:p text:style-name="P3">How fast would you need to drive in order for the light to appear green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2544103494327" text:continue-numbering="true" text:style-name="L1">
        <text:list-item>
          <text:list>
            <text:list-item>
              <text:p text:style-name="P3">The officer agrees not to cite you for going through a red light. <text:s/>What kind of ticket does he write you instead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bb211"/>
    </style:style>
    <style:style style:name="MT2" style:family="text">
      <style:text-properties style:text-position="super 58%" officeooo:rsid="001bb21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7-03-10T07:25:43.764913268" text:date-adjust="PT24H00M00S">03/11/17</text:date> <text:s text:c="11"/></text:p>
      </style:header>
      <style:footer>
        <text:p text:style-name="Footer"><text:span text:style-name="MT1">4</text:span><text:span text:style-name="MT2">th</text:span><text:span text:style-name="MT1"> </text:span>Nine Weeks<text:tab/><text:page-number text:select-page="current">2</text:page-number>/<text:page-count>2</text:page-count><text:tab/>Assignment <text:variable-get text:name="Assignment" style:data-style-name="N0">10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7:20:41.834234044</meta:creation-date>
    <meta:editing-duration>PT1M33S</meta:editing-duration>
    <meta:editing-cycles>4</meta:editing-cycles>
    <meta:generator>LibreOffice/4.3.7.2$Linux_X86_64 LibreOffice_project/430$Build-2</meta:generator>
    <dc:date>2017-03-10T07:25:43.694321238</dc:date>
    <meta:document-statistic meta:table-count="0" meta:image-count="2" meta:object-count="0" meta:page-count="2" meta:paragraph-count="17" meta:word-count="450" meta:character-count="2315" meta:non-whitespace-character-count="1832"/>
  </office:meta>
</office:document-meta>
</file>